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4, 2021 (06:53:0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4T22:53:14Z</meta:creation-date>
    <dc:date>2021-06-14T22:53:14Z</dc:date>
    <meta:user-defined meta:name="date" meta:value-type="string">June  14, 2021 (06:53:0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